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6.6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5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3" style:family="graphic" style:parent-style-name="standard">
      <style:graphic-properties draw:textarea-horizontal-align="justify" draw:textarea-vertical-align="top" draw:auto-grow-height="false" fo:min-height="4.75cm" fo:min-width="7.9cm"/>
    </style:style>
    <style:style style:name="gr54" style:family="graphic" style:parent-style-name="standard">
      <style:graphic-properties draw:textarea-horizontal-align="justify" draw:textarea-vertical-align="top" draw:auto-grow-height="false" fo:min-height="3.383cm" fo:min-width="7.078cm" fo:wrap-option="no-wrap"/>
    </style:style>
    <style:style style:name="gr55" style:family="graphic" style:parent-style-name="standard">
      <style:graphic-properties draw:fill-color="#cccccc" draw:textarea-horizontal-align="justify" draw:textarea-vertical-align="middle" draw:auto-grow-height="false" fo:min-height="0.55cm" fo:min-width="5.9cm"/>
    </style:style>
    <style:style style:name="gr56" style:family="graphic" style:parent-style-name="standard">
      <style:graphic-properties draw:fill-color="#cccccc" draw:textarea-horizontal-align="justify" draw:textarea-vertical-align="middle" draw:auto-grow-height="false" fo:min-height="0.55cm" fo:min-width="2.9cm"/>
    </style:style>
    <style:style style:name="gr57" style:family="graphic" style:parent-style-name="standard">
      <style:graphic-properties draw:fill-color="#cccccc" draw:textarea-horizontal-align="justify" draw:textarea-vertical-align="middle" draw:auto-grow-height="false" fo:min-height="0.55cm" fo:min-width="3.8cm"/>
    </style:style>
    <style:style style:name="gr58" style:family="graphic" style:parent-style-name="objectwithoutfill">
      <style:graphic-properties draw:marker-start="Arrow" draw:marker-end="" draw:marker-end-width="0.3cm" draw:fill="none" draw:textarea-vertical-align="middle"/>
    </style:style>
    <style:style style:name="gr59" style:family="graphic" style:parent-style-name="objectwithoutfill">
      <style:graphic-properties draw:marker-end="Arrow" draw:marker-end-width="0.3cm" draw:fill="none" draw:textarea-vertical-align="middle"/>
    </style:style>
    <style:style style:name="gr60" style:family="graphic" style:parent-style-name="standard">
      <style:graphic-properties draw:fill-color="#ff99ff" draw:textarea-horizontal-align="justify" draw:textarea-vertical-align="middle" draw:auto-grow-height="false" fo:min-height="0.838cm" fo:min-width="0.804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0.817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23.15cm"/>
    </style:style>
    <style:style style:name="gr64" style:family="graphic" style:parent-style-name="standard">
      <style:graphic-properties draw:stroke="none" svg:stroke-color="#000000" draw:fill="none" draw:fill-color="#ffffff" draw:textarea-horizontal-align="left" draw:auto-grow-height="true" draw:auto-grow-width="true" fo:min-height="2.134cm" fo:min-width="22.269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2.638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20.703cm"/>
    </style:style>
    <style:style style:name="gr67"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8" style:family="graphic" style:parent-style-name="objectwithoutfill">
      <style:graphic-properties draw:stroke="dash" draw:stroke-dash="Fine_20_Dashed" draw:marker-end="Arrow" draw:marker-end-width="0.3cm" draw:fill="none" draw:textarea-vertical-align="middle"/>
    </style:style>
    <style:style style:name="gr69" style:family="graphic" style:parent-style-name="standard">
      <style:graphic-properties draw:stroke="dash" draw:stroke-dash="Ultrafine_20_2_20_Dots_20_3_20_Dashes" svg:stroke-color="#000000" draw:fill="none" draw:fill-color="#ffffff" draw:textarea-horizontal-align="left" draw:auto-grow-height="true" draw:auto-grow-width="true" fo:min-height="14.567cm" fo:min-width="10.022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9.293cm"/>
    </style:style>
    <style:style style:name="gr71" style:family="graphic" style:parent-style-name="standard">
      <style:graphic-properties draw:stroke="none" svg:stroke-color="#000000" draw:fill="none" draw:fill-color="#ffffff" draw:textarea-horizontal-align="left" draw:auto-grow-height="true" draw:auto-grow-width="true" fo:min-height="6.23cm" fo:min-width="13.951cm"/>
    </style:style>
    <style:style style:name="gr72" style:family="graphic" style:parent-style-name="standard">
      <style:graphic-properties draw:stroke="none" svg:stroke-color="#000000" draw:fill="none" draw:fill-color="#ffffff" draw:textarea-horizontal-align="left" draw:auto-grow-height="true" draw:auto-grow-width="true" fo:min-height="2.533cm" fo:min-width="12.71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4" style:family="graphic" style:parent-style-name="standard">
      <style:graphic-properties draw:textarea-horizontal-align="justify" draw:textarea-vertical-align="top" draw:auto-grow-height="false" fo:min-height="12.65cm" fo:min-width="7.5cm"/>
    </style:style>
    <style:style style:name="gr75" style:family="graphic" style:parent-style-name="standard">
      <style:graphic-properties draw:textarea-horizontal-align="justify" draw:textarea-vertical-align="top" draw:auto-grow-height="false" fo:min-height="11.65cm" fo:min-width="7.5cm"/>
    </style:style>
    <style:style style:name="gr76" style:family="graphic" style:parent-style-name="standard">
      <style:graphic-properties draw:fill-color="#ff3333" draw:textarea-vertical-align="middle" draw:auto-grow-height="false" fo:min-height="0.668cm" fo:min-width="5.618cm"/>
    </style:style>
    <style:style style:name="gr77" style:family="graphic" style:parent-style-name="standard">
      <style:graphic-properties draw:stroke="none" svg:stroke-color="#000000" draw:fill="none" draw:fill-color="#ffffff" draw:textarea-horizontal-align="left" draw:auto-grow-height="true" draw:auto-grow-width="false" fo:min-height="1.023cm" fo:min-width="0cm"/>
    </style:style>
    <style:style style:name="gr78" style:family="graphic" style:parent-style-name="standard">
      <style:graphic-properties draw:fill-color="#ff3333" draw:textarea-vertical-align="middle" draw:auto-grow-height="false" fo:min-height="0.668cm" fo:min-width="5.818cm"/>
    </style:style>
    <style:style style:name="gr79" style:family="graphic" style:parent-style-name="standard">
      <style:graphic-properties draw:fill-color="#cc66ff" draw:textarea-horizontal-align="justify" draw:textarea-vertical-align="middle" draw:auto-grow-height="false" fo:min-height="0.45cm" fo:min-width="26.1cm"/>
    </style:style>
    <style:style style:name="gr80" style:family="graphic" style:parent-style-name="standard">
      <style:graphic-properties draw:fill-color="#ff3333" draw:textarea-vertical-align="middle" draw:auto-grow-height="false" fo:min-height="1.28cm" fo:min-width="5.43cm"/>
    </style:style>
    <style:style style:name="gr81" style:family="graphic" style:parent-style-name="standard">
      <style:graphic-properties draw:fill-color="#ff99ff" draw:textarea-horizontal-align="justify" draw:textarea-vertical-align="middle" draw:auto-grow-height="false" fo:min-height="0.45cm" fo:min-width="26.1cm"/>
    </style:style>
    <style:style style:name="gr82" style:family="graphic" style:parent-style-name="standard">
      <style:graphic-properties draw:fill-color="#ff3333" draw:textarea-vertical-align="middle" draw:auto-grow-height="false" fo:min-height="1.28cm" fo:min-width="6.23cm"/>
    </style:style>
    <style:style style:name="gr83" style:family="graphic" style:parent-style-name="standard">
      <style:graphic-properties draw:fill-color="#ccff66" draw:textarea-horizontal-align="justify" draw:textarea-vertical-align="top" draw:auto-grow-height="false" fo:min-height="1.65cm" fo:min-width="4.5cm"/>
    </style:style>
    <style:style style:name="gr84" style:family="graphic" style:parent-style-name="standard">
      <style:graphic-properties draw:fill-color="#ff3333" draw:textarea-vertical-align="middle" draw:auto-grow-height="false" fo:min-height="1.661cm" fo:min-width="6.112cm"/>
    </style:style>
    <style:style style:name="gr85" style:family="graphic" style:parent-style-name="standard">
      <style:graphic-properties draw:fill-color="#ccff66" draw:textarea-horizontal-align="justify" draw:textarea-vertical-align="top" draw:auto-grow-height="false" fo:min-height="3.45cm" fo:min-width="4.5cm"/>
    </style:style>
    <style:style style:name="gr8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87" style:family="graphic" style:parent-style-name="standard">
      <style:graphic-properties svg:stroke-color="#ff0000" draw:fill="none" draw:textarea-horizontal-align="justify" draw:textarea-vertical-align="middle" draw:auto-grow-height="false" fo:min-height="1.35cm" fo:min-width="3.5cm"/>
    </style:style>
    <style:style style:name="gr88" style:family="graphic" style:parent-style-name="standard">
      <style:graphic-properties svg:stroke-color="#ff0000" draw:fill="solid" draw:fill-color="#cccccc" draw:textarea-horizontal-align="justify" draw:textarea-vertical-align="middle" draw:auto-grow-height="false" fo:min-height="1.85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949cm" fo:min-width="24.5cm"/>
    </style:style>
    <style:style style:name="gr90" style:family="graphic" style:parent-style-name="standard">
      <style:graphic-properties draw:stroke="none" svg:stroke-color="#000000" draw:fill="none" draw:fill-color="#ffffff" draw:textarea-horizontal-align="left" draw:auto-grow-height="true" draw:auto-grow-width="true" fo:min-height="3.531cm" fo:min-width="13.951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subtitle">
      <style:graphic-properties draw:fill-color="#ffffff" draw:textarea-vertical-align="top" fo:min-height="8.452cm"/>
    </style:style>
    <style:style style:name="pr6" style:family="presentation" style:parent-style-name="Standard-subtitle">
      <style:graphic-properties draw:fill-color="#ffffff" draw:textarea-vertical-align="top" draw:auto-grow-height="true" fo:min-height="1.586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loext:graphic-properties draw:fill="none" draw:fill-color="#ffffff"/>
      <style:paragraph-properties fo:text-align="center"/>
      <style:text-properties fo:font-size="12pt"/>
    </style:style>
    <style:style style:name="P28" style:family="paragraph">
      <loext:graphic-properties draw:fill-color="#ff3333"/>
      <style:paragraph-properties fo:text-align="center"/>
      <style:text-properties fo:font-size="12pt" style:font-size-asian="14pt" style:font-size-complex="14pt"/>
    </style:style>
    <style:style style:name="P29" style:family="paragraph">
      <loext:graphic-properties draw:fill-color="#99ff66"/>
      <style:paragraph-properties fo:text-align="center"/>
      <style:text-properties fo:font-size="14pt"/>
    </style:style>
    <style:style style:name="P30" style:family="paragraph">
      <loext:graphic-properties draw:fill-color="#ccff66"/>
      <style:paragraph-properties fo:text-align="center"/>
      <style:text-properties fo:font-size="12pt" fo:font-weight="bold" style:font-weight-asian="bold" style:font-weight-complex="bold"/>
    </style:style>
    <style:style style:name="P31"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2" style:family="paragraph">
      <loext:graphic-properties draw:fill-color="#0066ff"/>
      <style:paragraph-properties fo:text-align="center"/>
      <style:text-properties fo:font-size="12pt" style:font-size-asian="16pt" style:font-size-complex="16pt"/>
    </style:style>
    <style:style style:name="P33" style:family="paragraph">
      <loext:graphic-properties draw:fill-color="#cc66ff"/>
      <style:paragraph-properties fo:text-align="center"/>
      <style:text-properties fo:font-size="12pt" style:font-size-asian="16pt" style:font-size-complex="16pt"/>
    </style:style>
    <style:style style:name="P34" style:family="paragraph">
      <loext:graphic-properties draw:fill-color="#0000ff"/>
      <style:paragraph-properties fo:text-align="center"/>
      <style:text-properties fo:font-size="12pt" style:font-size-asian="16pt" style:font-size-complex="16pt"/>
    </style:style>
    <style:style style:name="P35" style:family="paragraph">
      <loext:graphic-properties draw:fill-color="#9999ff"/>
      <style:paragraph-properties fo:text-align="center"/>
      <style:text-properties fo:font-size="12pt" style:font-size-asian="16pt" style:font-size-complex="16pt"/>
    </style:style>
    <style:style style:name="P36"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37" style:family="paragraph">
      <style:paragraph-properties fo:text-align="center"/>
      <style:text-properties fo:font-size="12pt" style:font-size-asian="12pt" style:font-size-complex="12pt"/>
    </style:style>
    <style:style style:name="P38" style:family="paragraph">
      <loext:graphic-properties draw:fill-color="#cccccc"/>
      <style:paragraph-properties fo:text-align="center"/>
      <style:text-properties fo:font-size="12pt" style:font-size-asian="12pt" style:font-size-complex="12pt"/>
    </style:style>
    <style:style style:name="P39" style:family="paragraph">
      <loext:graphic-properties draw:fill="none"/>
      <style:paragraph-properties fo:text-align="center"/>
      <style:text-properties fo:font-size="13pt" style:font-size-asian="13pt" style:font-size-complex="13pt"/>
    </style:style>
    <style:style style:name="P40" style:family="paragraph">
      <loext:graphic-properties draw:fill-color="#ff99ff"/>
      <style:paragraph-properties fo:text-align="center"/>
      <style:text-properties fo:color="#000000" fo:font-size="14pt" style:font-size-asian="14pt" style:font-size-complex="14pt"/>
    </style:style>
    <style:style style:name="P41" style:family="paragraph">
      <style:text-properties fo:font-size="15pt"/>
    </style:style>
    <style:style style:name="P42" style:family="paragraph">
      <loext:graphic-properties draw:fill="none" draw:fill-color="#ffffff"/>
      <style:text-properties fo:font-size="15pt"/>
    </style:style>
    <style:style style:name="P43" style:family="paragraph">
      <loext:graphic-properties draw:fill="none" draw:fill-color="#ffffff"/>
      <style:paragraph-properties fo:text-align="center"/>
    </style:style>
    <style:style style:name="P44" style:family="paragraph">
      <style:text-properties fo:font-size="12pt" fo:font-weight="bold" style:font-weight-asian="bold" style:font-weight-complex="bold"/>
    </style:style>
    <style:style style:name="P45" style:family="paragraph">
      <loext:graphic-properties draw:fill="none" draw:fill-color="#ffffff"/>
      <style:text-properties fo:font-size="12pt" fo:font-weight="bold" style:font-weight-asian="bold" style:font-weight-complex="bold"/>
    </style:style>
    <style:style style:name="P46" style:family="paragraph">
      <style:text-properties fo:font-size="12pt" fo:font-weight="normal" style:font-weight-asian="normal" style:font-weight-complex="normal"/>
    </style:style>
    <style:style style:name="P47" style:family="paragraph">
      <loext:graphic-properties draw:fill-color="#ff3333"/>
      <style:paragraph-properties fo:text-align="center"/>
      <style:text-properties fo:font-size="12pt" fo:font-weight="normal" style:font-size-asian="14pt" style:font-weight-asian="normal" style:font-size-complex="14pt" style:font-weight-complex="normal"/>
    </style:style>
    <style:style style:name="P48" style:family="paragraph">
      <loext:graphic-properties draw:fill-color="#cc66ff"/>
      <style:paragraph-properties fo:text-align="center"/>
      <style:text-properties fo:font-size="12pt" style:font-size-asian="12pt" style:font-size-complex="12pt"/>
    </style:style>
    <style:style style:name="P49" style:family="paragraph">
      <style:text-properties fo:font-size="12pt" style:font-size-asian="12pt" style:font-size-complex="12pt"/>
    </style:style>
    <style:style style:name="P50" style:family="paragraph">
      <loext:graphic-properties draw:fill-color="#ff3333"/>
      <style:paragraph-properties fo:text-align="center"/>
      <style:text-properties fo:font-size="12pt" style:font-size-asian="12pt" style:font-size-complex="12pt"/>
    </style:style>
    <style:style style:name="P51" style:family="paragraph">
      <loext:graphic-properties draw:fill-color="#ff99ff"/>
      <style:paragraph-properties fo:text-align="center"/>
      <style:text-properties fo:font-size="12pt" style:font-size-asian="12pt" style:font-size-complex="12pt"/>
    </style:style>
    <style:style style:name="P52" style:family="paragraph">
      <style:text-properties fo:font-size="12pt"/>
    </style:style>
    <style:style style:name="P53" style:family="paragraph">
      <loext:graphic-properties draw:fill="none" draw:fill-color="#ffffff"/>
      <style:text-properties fo:font-size="12pt"/>
    </style:style>
    <style:style style:name="P54" style:family="paragraph">
      <loext:graphic-properties draw:fill="solid" draw:fill-color="#cccccc"/>
      <style:paragraph-properties fo:text-align="center"/>
    </style:style>
    <style:style style:name="P55" style:family="paragraph">
      <style:text-properties fo:font-size="14pt"/>
    </style:style>
    <style:style style:name="P56" style:family="paragraph">
      <loext:graphic-properties draw:fill="none" draw:fill-color="#ffffff"/>
      <style:text-properties fo:font-size="14pt"/>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size="12pt"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font-size="12pt" style:font-size-asian="14pt" style:font-size-complex="14pt"/>
    </style:style>
    <style:style style:name="T14" style:family="text">
      <style:text-properties fo:font-size="14pt"/>
    </style:style>
    <style:style style:name="T15" style:family="text">
      <style:text-properties fo:color="#3333ff" fo:font-size="12pt" fo:font-weight="bold" style:font-weight-asian="bold" style:font-weight-complex="bold"/>
    </style:style>
    <style:style style:name="T16" style:family="text">
      <style:text-properties fo:color="#3333ff" fo:font-size="12pt" fo:font-weight="bold" style:font-size-asian="16pt" style:font-weight-asian="bold" style:font-size-complex="16pt" style:font-weight-complex="bold"/>
    </style:style>
    <style:style style:name="T17" style:family="text">
      <style:text-properties fo:font-size="12pt" fo:font-weight="bold" style:font-size-asian="16pt" style:font-weight-asian="bold" style:font-size-complex="16pt" style:font-weight-complex="bold"/>
    </style:style>
    <style:style style:name="T18" style:family="text">
      <style:text-properties fo:font-size="12pt" style:font-size-asian="16pt" style:font-size-complex="16pt"/>
    </style:style>
    <style:style style:name="T19" style:family="text">
      <style:text-properties fo:font-size="12pt" fo:font-weight="bold" style:font-size-asian="14pt" style:font-weight-asian="bold" style:font-size-complex="14pt" style:font-weight-complex="bold"/>
    </style:style>
    <style:style style:name="T20" style:family="text">
      <style:text-properties fo:color="#0000ff" fo:font-size="14pt" fo:font-weight="bold" style:font-size-asian="14pt" style:font-weight-asian="bold" style:font-size-complex="14pt" style:font-weight-complex="bold"/>
    </style:style>
    <style:style style:name="T21" style:family="text">
      <style:text-properties fo:font-size="12pt" fo:font-weight="normal" style:font-size-asian="14pt" style:font-weight-asian="normal" style:font-size-complex="14pt" style:font-weight-complex="normal"/>
    </style:style>
    <style:style style:name="T22" style:family="text">
      <style:text-properties fo:font-size="11pt" style:font-size-asian="11pt" style:font-size-complex="11pt"/>
    </style:style>
    <style:style style:name="T23" style:family="text">
      <style:text-properties fo:color="#000000" fo:font-size="14pt" style:font-size-asian="14pt" style:font-size-complex="14pt"/>
    </style:style>
    <style:style style:name="T24" style:family="text">
      <style:text-properties fo:font-weight="bold" style:font-weight-asian="bold"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ff0000" fo:font-size="13pt" fo:font-weight="bold" style:font-size-asian="13pt" style:font-weight-asian="bold" style:font-size-complex="13pt" style:font-weight-complex="bold"/>
    </style:style>
    <style:style style:name="T27" style:family="text">
      <style:text-properties fo:color="#ff0000" fo:font-size="13pt" style:font-size-asian="13pt" style:font-size-complex="13pt"/>
    </style:style>
    <style:style style:name="T28" style:family="text">
      <style:text-properties fo:color="#ff0000" fo:font-size="14pt" style:font-size-asian="14pt" style:font-size-complex="14pt"/>
    </style:style>
    <style:style style:name="T29" style:family="text">
      <style:text-properties fo:color="#ff0000" fo:font-size="18pt" fo:font-weight="bold" style:font-size-asian="18pt" style:font-weight-asian="bold" style:font-size-complex="18pt"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color="#330099" fo:font-size="12pt" fo:font-weight="bold" style:font-size-asian="12pt" style:font-weight-asian="bold" style:font-size-complex="12pt" style:font-weight-complex="bold"/>
    </style:style>
    <style:style style:name="T33" style:family="text">
      <style:text-properties fo:color="#ff66ff" fo:font-size="12pt" fo:font-weight="bold" style:font-size-asian="12pt" style:font-weight-asian="bold" style:font-size-complex="12pt"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fo:color="#0000ff" fo:font-size="13pt" fo:font-weight="bold" style:font-size-asian="13pt" style:font-weight-asian="bold" style:font-size-complex="13pt" style:font-weight-complex="bold"/>
    </style:style>
    <style:style style:name="T37" style:family="text">
      <style:text-properties style:font-size-asian="15pt" style:font-size-complex="15pt"/>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color="#ff00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Intro</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OMMAI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4" draw:layer="layout" svg:width="13.4cm" svg:height="8.452cm" svg:x="1.2cm" svg:y="5.714cm" presentation:class="subtitle" presentation:user-transformed="true">
          <draw:text-box>
            <text:p text:style-name="P2"><text:span text:style-name="T1">Cgroups sous-</text:span><text:span text:style-name="T1">systèmes </text:span><text:span text:style-name="T1">(/sys/fs/cgroup/):</text:span></text:p>
            <text:p text:style-name="P3"><text:span text:style-name="T2">memory </text:span></text:p>
            <text:p text:style-name="P3"><text:span text:style-name="T2">CPU </text:span></text:p>
            <text:p text:style-name="P3"><text:span text:style-name="T2">block I/O </text:span></text:p>
            <text:p text:style-name="P3"><text:span text:style-name="T2">Network</text:span></text:p>
            <text:p text:style-name="P3"><text:span text:style-name="T2">cpuset </text:span></text:p>
            <text:p text:style-name="P3"><text:span text:style-name="T2">…</text:span><text:span text:style-name="T2">.</text:span></text:p>
            <text:p text:style-name="P2"><text:span text:style-name="T3"/></text:p>
          </draw:text-box>
        </draw:frame>
        <draw:frame presentation:style-name="pr5" draw:text-style-name="P4" draw:layer="layout" svg:width="9.2cm" svg:height="8.452cm" svg:x="17.1cm" svg:y="5.72cm">
          <draw:text-box>
            <text:p text:style-name="P2"><text:span text:style-name="T1">Namespaces (/pro</text:span><text:span text:style-name="T1">c/[pid]/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u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Les </text:span><text:span text:style-name="T3">espaces de </text:span><text:span text:style-name="T3">nom isolent </text:span><text:span text:style-name="T3">les </text:span><text:span text:style-name="T3">containers</text:span></text:p>
          </draw:text-box>
        </draw:frame>
        <draw:frame draw:style-name="gr13" draw:text-style-name="P14" draw:layer="layout" svg:width="23.591cm" svg:height="4.517cm" svg:x="1.8cm" svg:y="15.4cm">
          <draw:text-box>
            <text:p><text:span text:style-name="T4">Plusieurs applications </text:span><text:span text:style-name="T4">contenues dans des </text:span><text:span text:style-name="T4">distributions Linux </text:span><text:span text:style-name="T4">différentes, qui sont </text:span></text:p>
            <text:p><text:span text:style-name="T4">complètement isolées </text:span><text:span text:style-name="T4">les unes des autres, </text:span><text:span text:style-name="T4">mais qui partagent le </text:span><text:span text:style-name="T4">même noyau </text:span></text:p>
            <text:p><text:span text:style-name="T4">Linux.</text:span></text:p>
            <text:p><text:span text:style-name="T4"/></text:p>
            <text:p><text:span text:style-name="T4">La mise en place </text:span><text:span text:style-name="T4">d’une passerelle </text:span><text:span text:style-name="T4">réseau au sein du </text:span><text:span text:style-name="T4">système hôte peut </text:span></text:p>
            <text:p><text:span text:style-name="T4">permettre leur </text:span><text:span text:style-name="T4">communicat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4cm" svg:y1="7.8cm" svg:x2="11.4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conteneurs </text:span><text:span text:style-name="T4">permettent de </text:span><text:span text:style-name="T4">construire des </text:span><text:span text:style-name="T4">systèmes isolés au </text:span><text:span text:style-name="T4">sein d’une même </text:span><text:span text:style-name="T4">machine </text:span></text:p>
            <text:p><text:span text:style-name="T4">hôte. <text:s/></text:span></text:p>
            <text:p><text:span text:style-name="T4"/></text:p>
            <text:p><text:span text:style-name="T4"/></text:p>
            <text:p><text:span text:style-name="T4">- Contrairement aux </text:span><text:span text:style-name="T4">VMs, ces différents </text:span><text:span text:style-name="T4">systèmes partagent le </text:span><text:span text:style-name="T4">même noyau Linux </text:span><text:span text:style-name="T4">est sont </text:span></text:p>
            <text:p><text:span text:style-name="T4">donc beaucoup plus </text:span><text:span text:style-name="T4">légers qu’un système </text:span><text:span text:style-name="T4">complet.</text:span></text:p>
            <text:p><text:span text:style-name="T4"/></text:p>
            <text:p><text:span text:style-name="T4"/></text:p>
            <text:p><text:span text:style-name="T4">- Les conteneurs </text:span><text:span text:style-name="T4">contiennent en </text:span><text:span text:style-name="T4">général un seul </text:span><text:span text:style-name="T4">processus qui tourne </text:span><text:span text:style-name="T4">en tâche de fond et </text:span><text:span text:style-name="T4">rien</text:span></text:p>
            <text:p><text:span text:style-name="T4">d’autres qui ne soit </text:span><text:span text:style-name="T4">utile à son </text:span><text:span text:style-name="T4">fonctionnement.</text:span></text:p>
            <text:p><text:span text:style-name="T4"/></text:p>
            <text:p><text:span text:style-name="T4"/></text:p>
            <text:p><text:span text:style-name="T4">- Ils permettent de </text:span><text:span text:style-name="T4">construire une </text:span><text:span text:style-name="T4">architecture </text:span><text:span text:style-name="T4">applicative où chaque </text:span><text:span text:style-name="T4">système est vu </text:span><text:span text:style-name="T4">comme un </text:span></text:p>
            <text:p><text:span text:style-name="T4">service indépendant, </text:span><text:span text:style-name="T4">interchangeable et </text:span><text:span text:style-name="T4">pondérable (mise à </text:span><text:span text:style-name="T4">l’échelle).</text:span></text:p>
            <text:p><text:span text:style-name="T4"/></text:p>
            <text:p><text:span text:style-name="T4"/></text:p>
            <text:p><text:span text:style-name="T4">- Plusieurs outils sont </text:span><text:span text:style-name="T4">disponibles aux </text:span><text:span text:style-name="T4">développeurs pour </text:span><text:span text:style-name="T4">créer, gérer et </text:span><text:span text:style-name="T4">manipuler des </text:span></text:p>
            <text:p><text:span text:style-name="T4">conteneurs en en </text:span><text:span text:style-name="T4">manipulant que les </text:span><text:span text:style-name="T4">concepts de haut </text:span><text:span text:style-name="T4">niveau. </text:span></text:p>
            <text:p><text:span text:style-name="T4"/></text:p>
            <text:p><text:span text:style-name="T4"/></text:p>
            <text:p><text:span text:style-name="T4">- Docker est le plus </text:span><text:span text:style-name="T4">répandu. Grâce un lui </text:span><text:span text:style-name="T4">on va pouvoir </text:span><text:span text:style-name="T4">construire et déployer </text:span><text:span text:style-name="T4">une application</text:span></text:p>
            <text:p><text:span text:style-name="T4">répartie plus </text:span><text:span text:style-name="T4">facilement. Surtout, la </text:span><text:span text:style-name="T4">configuration de </text:span><text:span text:style-name="T4">l’infrastructure sera </text:span><text:span text:style-name="T4">faite une seule fois.</text:span></text:p>
            <text:p><text:span text:style-name="T4">L’application pourra </text:span><text:span text:style-name="T4">être migrée ou </text:span><text:span text:style-name="T4">redéployée plusieurs </text:span><text:span text:style-name="T4">fois avec un minimum </text:span><text:span text:style-name="T4">d’efforts. <text:s/></text:span></text:p>
          </draw:text-box>
        </draw:frame>
        <draw:frame draw:style-name="gr32" draw:text-style-name="P24" draw:layer="layout" svg:width="5.154cm" svg:height="1.195cm" svg:x="11.2cm" svg:y="1.3cm">
          <draw:text-box>
            <text:p><text:span text:style-name="T8">Récapitulatif</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es environnements docker</text:p>
          </draw:text-box>
        </draw:frame>
        <draw:frame presentation:style-name="pr4" draw:layer="layout" svg:width="25.199cm" svg:height="12.179cm" svg:x="1.4cm" svg:y="4.914cm" presentation:class="outline">
          <draw:text-box>
            <text:list text:style-name="L2">
              <text:list-item>
                <text:p>Natif</text:p>
              </text:list-item>
              <text:list-item>
                <text:p>Docker4Mac</text:p>
              </text:list-item>
              <text:list-item>
                <text:p>Docker4Windows</text:p>
              </text:list-item>
              <text:list-item>
                <text:p>DockerToolbox</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line draw:style-name="gr10" draw:text-style-name="P11" draw:layer="layout" svg:x1="11.8cm" svg:y1="9.4cm" svg:x2="13cm" svg:y2="14.3cm">
          <text:p/>
        </draw:line>
        <draw:custom-shape draw:style-name="gr33" draw:text-style-name="P25" draw:layer="layout" svg:width="3.1cm" svg:height="5.4cm" svg:x="10.1cm" svg:y="4cm">
          <text:p text:style-name="P9"><text:span text:style-name="T9">tomcatImg</text:span></text:p>
          <draw:enhanced-geometry svg:viewBox="0 0 21600 21600" draw:type="rectangle" draw:enhanced-path="M 0 0 L 21600 0 21600 21600 0 21600 0 0 Z N"/>
        </draw:custom-shape>
        <draw:frame presentation:style-name="pr6" draw:text-style-name="P13" draw:layer="layout" svg:width="25.199cm" svg:height="1.586cm" svg:x="1.4cm" svg:y="1.014cm" presentation:class="subtitle" presentation:user-transformed="true">
          <draw:text-box>
            <text:p text:style-name="P7"><text:span text:style-name="T3">Principes </text:span><text:span text:style-name="T3">de base de </text:span><text:span text:style-name="T3">Docker </text:span><text:span text:style-name="T1">(Image</text:span><text:span text:style-name="T1">s et conteneur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7" draw:layer="layout" svg:width="4.477cm" svg:height="1.361cm" svg:x="1.2cm" svg:y="4cm">
          <draw:text-box>
            <text:p text:style-name="P9"><text:span text:style-name="T12">Un fichier de build</text:span></text:p>
            <text:p text:style-name="P9"><text:span text:style-name="T12">(Dockerfile)</text:span></text:p>
          </draw:text-box>
        </draw:frame>
        <draw:line draw:style-name="gr10" draw:text-style-name="P11" draw:layer="layout" svg:x1="5.7cm" svg:y1="5.6cm" svg:x2="10.4cm" svg:y2="5.6cm">
          <text:p/>
        </draw:line>
        <draw:custom-shape draw:style-name="gr36" draw:text-style-name="P28" draw:layer="layout" svg:width="6.4cm" svg:height="0.9cm" svg:x="4.6cm" svg:y="2.7cm">
          <text:p text:style-name="P9"><text:span text:style-name="T13">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29" draw:layer="layout" svg:width="2.6cm" svg:height="0.8cm" svg:x="10.4cm" svg:y="6.2cm">
          <text:p text:style-name="P9"><text:span text:style-name="T14">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29" draw:layer="layout" svg:width="2.6cm" svg:height="0.8cm" svg:x="10.4cm" svg:y="7.2cm">
          <text:p text:style-name="P9"><text:span text:style-name="T14">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29" draw:layer="layout" svg:width="2.6cm" svg:height="0.8cm" svg:x="10.4cm" svg:y="8.2cm">
          <text:p text:style-name="P9"><text:span text:style-name="T14">Couche 4</text:span></text:p>
          <draw:enhanced-geometry svg:viewBox="0 0 21600 21600" draw:type="rectangle" draw:enhanced-path="M 0 0 L 21600 0 21600 21600 0 21600 0 0 Z N"/>
        </draw:custom-shape>
        <draw:custom-shape draw:style-name="gr33" draw:text-style-name="P25" draw:layer="layout" svg:width="3.1cm" svg:height="5.4cm" svg:x="13.6cm" svg:y="4cm">
          <text:p text:style-name="P9"><text:span text:style-name="T9">apacheImg</text:span></text:p>
          <draw:enhanced-geometry svg:viewBox="0 0 21600 21600" draw:type="rectangle" draw:enhanced-path="M 0 0 L 21600 0 21600 21600 0 21600 0 0 Z N"/>
        </draw:custom-shape>
        <draw:custom-shape draw:style-name="gr38" draw:text-style-name="P29" draw:layer="layout" svg:width="2.5cm" svg:height="0.8cm" svg:x="13.9cm" svg:y="6.2cm">
          <text:p text:style-name="P9"><text:span text:style-name="T14">Couche 2</text:span></text:p>
          <draw:enhanced-geometry svg:viewBox="0 0 21600 21600" draw:type="rectangle" draw:enhanced-path="M 0 0 L 21600 0 21600 21600 0 21600 0 0 Z N"/>
        </draw:custom-shape>
        <draw:custom-shape draw:style-name="gr38" draw:text-style-name="P29" draw:layer="layout" svg:width="2.5cm" svg:height="0.8cm" svg:x="13.9cm" svg:y="7.2cm">
          <text:p text:style-name="P9"><text:span text:style-name="T14">Couche 3</text:span></text:p>
          <draw:enhanced-geometry svg:viewBox="0 0 21600 21600" draw:type="rectangle" draw:enhanced-path="M 0 0 L 21600 0 21600 21600 0 21600 0 0 Z N"/>
        </draw:custom-shape>
        <draw:custom-shape draw:style-name="gr38" draw:text-style-name="P29" draw:layer="layout" svg:width="2.5cm" svg:height="0.8cm" svg:x="13.9cm" svg:y="8.2cm">
          <text:p text:style-name="P9"><text:span text:style-name="T14">Couche 4</text:span></text:p>
          <draw:enhanced-geometry svg:viewBox="0 0 21600 21600" draw:type="rectangle" draw:enhanced-path="M 0 0 L 21600 0 21600 21600 0 21600 0 0 Z N"/>
        </draw:custom-shape>
        <draw:custom-shape draw:style-name="gr39" draw:text-style-name="P29" draw:layer="layout" svg:width="6cm" svg:height="0.8cm" svg:x="10.4cm" svg:y="5.2cm">
          <text:p text:style-name="P9"><text:span text:style-name="T14">Couche 1 (== n couches)</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frame draw:style-name="gr35" draw:text-style-name="P27" draw:layer="layout" svg:width="4.477cm" svg:height="1.361cm" svg:x="21.901cm" svg:y="4.001cm">
          <draw:text-box>
            <text:p text:style-name="P9"><text:span text:style-name="T12">Un fichier de build</text:span></text:p>
            <text:p text:style-name="P9"><text:span text:style-name="T12">(Dockerfile)</text:span></text:p>
          </draw:text-box>
        </draw:frame>
        <draw:custom-shape draw:style-name="gr42" draw:text-style-name="P30" draw:layer="layout" svg:width="5cm" svg:height="3.4cm" svg:x="3.4cm" svg:y="14.3cm">
          <text:p text:style-name="P9"><text:span text:style-name="T9">TomcatCont1</text:span></text:p>
          <text:p text:style-name="P9"><text:span text:style-name="T15">(</text:span><text:span text:style-name="T16">172.0.0.1:80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6cm" svg:y="17.8cm">
          <text:p text:style-name="P9"><text:span text:style-name="T17">veth1</text:span></text:p>
          <draw:enhanced-geometry svg:viewBox="0 0 21600 21600" draw:type="rectangle" draw:enhanced-path="M 0 0 L 21600 0 21600 21600 0 21600 0 0 Z N"/>
        </draw:custom-shape>
        <draw:custom-shape draw:style-name="gr44" draw:text-style-name="P32" draw:layer="layout" svg:width="2.2cm" svg:height="1.2cm" svg:x="3.7cm" svg:y="17.8cm">
          <text:p text:style-name="P9"><text:span text:style-name="T18">./conf1</text:span></text:p>
          <draw:enhanced-geometry svg:viewBox="0 0 21600 21600" draw:type="rectangle" draw:enhanced-path="M 0 0 L 21600 0 21600 21600 0 21600 0 0 Z N"/>
        </draw:custom-shape>
        <draw:custom-shape draw:style-name="gr45" draw:text-style-name="P33" draw:layer="layout" svg:width="2.2cm" svg:height="1.2cm" svg:x="6cm" svg:y="16.4cm">
          <text:p text:style-name="P9"><text:span text:style-name="T18">ethx</text:span></text:p>
          <draw:enhanced-geometry svg:viewBox="0 0 21600 21600" draw:type="rectangle" draw:enhanced-path="M 0 0 L 21600 0 21600 21600 0 21600 0 0 Z N"/>
        </draw:custom-shape>
        <draw:custom-shape draw:style-name="gr46" draw:text-style-name="P34" draw:layer="layout" svg:width="2.2cm" svg:height="1.2cm" svg:x="3.7cm" svg:y="16.4cm">
          <text:p text:style-name="P9"><text:span text:style-name="T18">etc/conf</text:span></text:p>
          <draw:enhanced-geometry svg:viewBox="0 0 21600 21600" draw:type="rectangle" draw:enhanced-path="M 0 0 L 21600 0 21600 21600 0 21600 0 0 Z N"/>
        </draw:custom-shape>
        <draw:custom-shape draw:style-name="gr47" draw:text-style-name="P35" draw:layer="layout" svg:width="21.8cm" svg:height="1.2cm" svg:x="3.4cm" svg:y="19.1cm">
          <text:p text:style-name="P9"><text:span text:style-name="T17">monreso</text:span><text:span text:style-name="T18"> (sudo docker network create moninterface --subnet 172.0.0.0/30</text:span></text:p>
          <draw:enhanced-geometry svg:viewBox="0 0 21600 21600" draw:type="rectangle" draw:enhanced-path="M 0 0 L 21600 0 21600 21600 0 21600 0 0 Z N"/>
        </draw:custom-shape>
        <draw:custom-shape draw:style-name="gr42" draw:text-style-name="P30" draw:layer="layout" svg:width="5cm" svg:height="3.4cm" svg:x="11.2cm" svg:y="14.3cm">
          <text:p text:style-name="P9"><text:span text:style-name="T9">TomcatCont2</text:span></text:p>
          <text:p text:style-name="P9"><text:span text:style-name="T15">(</text:span><text:span text:style-name="T16">172.0.0.2:80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13.8cm" svg:y="17.8cm">
          <text:p text:style-name="P9"><text:span text:style-name="T17">veth2</text:span></text:p>
          <draw:enhanced-geometry svg:viewBox="0 0 21600 21600" draw:type="rectangle" draw:enhanced-path="M 0 0 L 21600 0 21600 21600 0 21600 0 0 Z N"/>
        </draw:custom-shape>
        <draw:custom-shape draw:style-name="gr44" draw:text-style-name="P32" draw:layer="layout" svg:width="2.2cm" svg:height="1.2cm" svg:x="11.5cm" svg:y="17.8cm">
          <text:p text:style-name="P9"><text:span text:style-name="T18">./conf2</text:span></text:p>
          <draw:enhanced-geometry svg:viewBox="0 0 21600 21600" draw:type="rectangle" draw:enhanced-path="M 0 0 L 21600 0 21600 21600 0 21600 0 0 Z N"/>
        </draw:custom-shape>
        <draw:custom-shape draw:style-name="gr45" draw:text-style-name="P33" draw:layer="layout" svg:width="2.2cm" svg:height="1.2cm" svg:x="13.8cm" svg:y="16.4cm">
          <text:p text:style-name="P9"><text:span text:style-name="T18">ethy</text:span></text:p>
          <draw:enhanced-geometry svg:viewBox="0 0 21600 21600" draw:type="rectangle" draw:enhanced-path="M 0 0 L 21600 0 21600 21600 0 21600 0 0 Z N"/>
        </draw:custom-shape>
        <draw:custom-shape draw:style-name="gr46" draw:text-style-name="P34" draw:layer="layout" svg:width="2.2cm" svg:height="1.2cm" svg:x="11.5cm" svg:y="16.4cm">
          <text:p text:style-name="P9"><text:span text:style-name="T18">etc/conf</text:span></text:p>
          <draw:enhanced-geometry svg:viewBox="0 0 21600 21600" draw:type="rectangle" draw:enhanced-path="M 0 0 L 21600 0 21600 21600 0 21600 0 0 Z N"/>
        </draw:custom-shape>
        <draw:custom-shape draw:style-name="gr42" draw:text-style-name="P30" draw:layer="layout" svg:width="5cm" svg:height="3.4cm" svg:x="19.5cm" svg:y="14.3cm">
          <text:p text:style-name="P9"><text:span text:style-name="T9">apacheCont</text:span></text:p>
          <text:p text:style-name="P9"><text:span text:style-name="T15">(</text:span><text:span text:style-name="T16">172.0.0.3: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22.1cm" svg:y="17.8cm">
          <text:p text:style-name="P9"><text:span text:style-name="T17">veth3</text:span></text:p>
          <draw:enhanced-geometry svg:viewBox="0 0 21600 21600" draw:type="rectangle" draw:enhanced-path="M 0 0 L 21600 0 21600 21600 0 21600 0 0 Z N"/>
        </draw:custom-shape>
        <draw:custom-shape draw:style-name="gr44" draw:text-style-name="P32" draw:layer="layout" svg:width="2.2cm" svg:height="1.2cm" svg:x="19.8cm" svg:y="17.8cm">
          <text:p text:style-name="P9"><text:span text:style-name="T18">./www</text:span></text:p>
          <draw:enhanced-geometry svg:viewBox="0 0 21600 21600" draw:type="rectangle" draw:enhanced-path="M 0 0 L 21600 0 21600 21600 0 21600 0 0 Z N"/>
        </draw:custom-shape>
        <draw:custom-shape draw:style-name="gr45" draw:text-style-name="P33" draw:layer="layout" svg:width="2.2cm" svg:height="1.2cm" svg:x="22.1cm" svg:y="16.4cm">
          <text:p text:style-name="P9"><text:span text:style-name="T18">ethz</text:span></text:p>
          <draw:enhanced-geometry svg:viewBox="0 0 21600 21600" draw:type="rectangle" draw:enhanced-path="M 0 0 L 21600 0 21600 21600 0 21600 0 0 Z N"/>
        </draw:custom-shape>
        <draw:custom-shape draw:style-name="gr46" draw:text-style-name="P34" draw:layer="layout" svg:width="2.2cm" svg:height="1.2cm" svg:x="19.8cm" svg:y="16.4cm">
          <text:p text:style-name="P9"><text:span text:style-name="T18">etc/www</text:span></text:p>
          <draw:enhanced-geometry svg:viewBox="0 0 21600 21600" draw:type="rectangle" draw:enhanced-path="M 0 0 L 21600 0 21600 21600 0 21600 0 0 Z N"/>
        </draw:custom-shape>
        <draw:line draw:style-name="gr10" draw:text-style-name="P11" draw:layer="layout" svg:x1="10.4cm" svg:y1="9.4cm" svg:x2="5.4cm" svg:y2="14.2cm">
          <text:p/>
        </draw:line>
        <draw:custom-shape draw:style-name="gr48" draw:text-style-name="P28" draw:layer="layout" svg:width="7.6cm" svg:height="1.8cm" svg:x="0.6cm" svg:y="11cm">
          <text:p text:style-name="P9"><text:span text:style-name="T13">sudo docker run \ </text:span></text:p>
          <text:p text:style-name="P9"><text:span text:style-name="T19"><text:s/></text:span><text:span text:style-name="T19">--net</text:span><text:span text:style-name="T13"> monreso </text:span><text:span text:style-name="T19">--name</text:span><text:span text:style-name="T13"> tomcatCont1 \ </text:span></text:p>
          <text:p text:style-name="P9"><text:span text:style-name="T19"><text:s/></text:span><text:span text:style-name="T19"><text:s/></text:span><text:span text:style-name="T19">-v</text:span><text:span text:style-name="T13"> ./conf1:/etc/conf </text:span><text:span text:style-name="T19">-d</text:span><text:span text:style-name="T13">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8" draw:layer="layout" svg:width="6.4cm" svg:height="0.9cm" svg:x="16.001cm" svg:y="2.701cm">
          <text:p text:style-name="P9"><text:span text:style-name="T13">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8" draw:layer="layout" svg:width="1.999cm" svg:height="0.9cm" svg:x="11.4cm" svg:y="11.2cm">
          <text:p text:style-name="P9"><text:span text:style-name="T13">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5.6cm" svg:y1="9.4cm" svg:x2="22.2cm" svg:y2="14.3cm">
          <text:p/>
        </draw:line>
        <draw:line draw:style-name="gr50" draw:text-style-name="P36" draw:layer="layout" svg:x1="8cm" svg:y1="14.3cm" svg:x2="11.4cm" svg:y2="9.4cm">
          <text:p text:style-name="P9"><text:span text:style-name="T20">Copy on write</text:span></text:p>
        </draw:line>
        <draw:line draw:style-name="gr50" draw:text-style-name="P36" draw:layer="layout" svg:x1="12.8cm" svg:y1="9.4cm" svg:x2="16cm" svg:y2="14.3cm">
          <text:p text:style-name="P9"><text:span text:style-name="T20">Copy on write</text:span></text:p>
        </draw:line>
        <draw:custom-shape draw:style-name="gr51" draw:text-style-name="P28" draw:layer="layout" svg:width="8.5cm" svg:height="2cm" svg:x="17.1cm" svg:y="11.2cm">
          <text:p text:style-name="P9"><text:span text:style-name="T13">sudo docker run \ </text:span></text:p>
          <text:p text:style-name="P9"><text:span text:style-name="T21"><text:s/></text:span><text:span text:style-name="T19">--net</text:span><text:span text:style-name="T13"> monreso </text:span><text:span text:style-name="T19">--name</text:span><text:span text:style-name="T13"> apacheCont \ </text:span></text:p>
          <text:p text:style-name="P9"><text:span text:style-name="T19"><text:s/></text:span><text:span text:style-name="T19">-v</text:span><text:span text:style-name="T13"> ./www:/etc/www </text:span><text:span text:style-name="T19">-p</text:span><text:span text:style-name="T13"> 80:80 </text:span><text:span text:style-name="T19">-d</text:span><text:span text:style-name="T13">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2" draw:text-style-name="P5" draw:layer="layout" svg:width="0.502cm" svg:height="1.187cm" svg:x="23.8cm" svg:y="-0.8cm">
          <draw:text-box>
            <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Principes </text:span><text:span text:style-name="T3">de base de </text:span><text:span text:style-name="T3">Docker : (le </text:span><text:span text:style-name="T3">hub)</text:span></text:p>
          </draw:text-box>
        </draw:frame>
        <draw:custom-shape draw:style-name="gr53" draw:text-style-name="P9" draw:layer="layout" svg:width="8.4cm" svg:height="5cm" svg:x="1.9cm" svg:y="6.4cm">
          <text:p text:style-name="P9">H￴ôte</text:p>
          <draw:enhanced-geometry svg:viewBox="0 0 21600 21600" draw:type="rectangle" draw:enhanced-path="M 0 0 L 21600 0 21600 21600 0 21600 0 0 Z N"/>
        </draw:custom-shape>
        <draw:custom-shape draw:style-name="gr54" draw:text-style-name="P37" draw:layer="layout" svg:width="11.6cm" svg:height="5.6cm" svg:x="14.7cm" svg:y="5.8cm">
          <text:p text:style-name="P9"><text:span text:style-name="T10">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38" draw:layer="layout" svg:width="6.4cm" svg:height="0.8cm" svg:x="17cm" svg:y="9.5cm">
          <text:p text:style-name="P9"><text:span text:style-name="T10">jdupont/debian:latest</text:span></text:p>
          <draw:enhanced-geometry svg:viewBox="0 0 21600 21600" draw:type="rectangle" draw:enhanced-path="M 0 0 L 21600 0 21600 21600 0 21600 0 0 Z N"/>
        </draw:custom-shape>
        <draw:custom-shape draw:style-name="gr56" draw:text-style-name="P38" draw:layer="layout" svg:width="3.4cm" svg:height="0.8cm" svg:x="4.4cm" svg:y="10cm">
          <text:p text:style-name="P9"><text:span text:style-name="T10">tomcatImg</text:span></text:p>
          <draw:enhanced-geometry svg:viewBox="0 0 21600 21600" draw:mirror-horizontal="false" draw:mirror-vertical="false" draw:type="rectangle" draw:enhanced-path="M 0 0 L 21600 0 21600 21600 0 21600 0 0 Z N"/>
        </draw:custom-shape>
        <draw:custom-shape draw:style-name="gr57" draw:text-style-name="P38" draw:layer="layout" svg:width="4.3cm" svg:height="0.8cm" svg:x="16.7cm" svg:y="7.8cm">
          <text:p text:style-name="P9"><text:span text:style-name="T10">tartanpion/debian:2.8</text:span></text:p>
          <draw:enhanced-geometry svg:viewBox="0 0 21600 21600" draw:type="rectangle" draw:enhanced-path="M 0 0 L 21600 0 21600 21600 0 21600 0 0 Z N"/>
        </draw:custom-shape>
        <draw:line draw:style-name="gr58" draw:text-style-name="P39" draw:layer="layout" svg:x1="21cm" svg:y1="8.5cm" svg:x2="23cm" svg:y2="9.5cm">
          <text:p text:style-name="P9"><text:span text:style-name="T22">FROM</text:span></text:p>
          <text:p text:style-name="P9"><text:span text:style-name="T6"/></text:p>
        </draw:line>
        <draw:line draw:style-name="gr59" draw:text-style-name="P11" draw:layer="layout" svg:x1="7.8cm" svg:y1="10.4cm" svg:x2="17cm" svg:y2="10.2cm">
          <text:p text:style-name="P9"><text:span text:style-name="T6">FROM</text:span></text:p>
          <text:p text:style-name="P9"/>
        </draw:line>
        <draw:custom-shape draw:style-name="gr60" draw:text-style-name="P40" draw:layer="layout" svg:width="2.4cm" svg:height="2cm" svg:x="4.7cm" svg:y="7.4cm">
          <text:p text:style-name="P9"><text:span text:style-name="T23">doc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8" draw:text-style-name="P11" draw:layer="layout" svg:x1="6.7cm" svg:y1="8cm" svg:x2="16.7cm" svg:y2="8cm">
          <text:p text:style-name="P9"><text:span text:style-name="T10">1) download</text:span></text:p>
          <text:p text:style-name="P9"/>
        </draw:line>
        <draw:line draw:style-name="gr58" draw:text-style-name="P11" draw:layer="layout" svg:x1="7.1cm" svg:y1="8.4cm" svg:x2="17cm" svg:y2="9.7cm">
          <text:p text:style-name="P9"><text:span text:style-name="T10">2) download</text:span></text:p>
          <text:p text:style-name="P9"/>
        </draw:line>
        <draw:frame draw:style-name="gr61" draw:text-style-name="P42" draw:layer="layout" svg:width="22.156cm" svg:height="3.191cm" svg:x="1.644cm" svg:y="2.7cm">
          <draw:text-box>
            <text:p text:style-name="P41">La commande build est optionelle, le run lance les téléchargement et le build.</text:p>
            <text:p text:style-name="P41"/>
            <text:p text:style-name="P41">La commande run fournie des options pour limiter les ressources des conteneurs</text:p>
            <text:p text:style-name="P41"/>
            <text:p text:style-name="P41">Pour les volumes de données il est conseillé de labelliser les volumes</text:p>
          </draw:text-box>
        </draw:frame>
        <draw:frame draw:style-name="gr62" draw:text-style-name="P42" draw:layer="layout" svg:width="21.317cm" svg:height="0.962cm" svg:x="2.028cm" svg:y="11.538cm">
          <draw:text-box>
            <text:p text:style-name="P41">Une grande quantité d’images de bases, versionnées, existent sur le hub. </text:p>
          </draw:text-box>
        </draw:frame>
        <draw:frame draw:style-name="gr63" draw:text-style-name="P42" draw:layer="layout" svg:width="23.65cm" svg:height="1.673cm" svg:x="2cm" svg:y="12.927cm">
          <draw:text-box>
            <text:p text:style-name="P41">Il est possible, voir conseillé, de mettre ses propres images (Dockerfile) sur le hub.</text:p>
            <text:p text:style-name="P41">Sur un compte privé ou public.</text:p>
          </draw:text-box>
        </draw:frame>
        <draw:frame draw:style-name="gr64" draw:text-style-name="P42" draw:layer="layout" svg:width="22.769cm" svg:height="2.384cm" svg:x="2.029cm" svg:y="14.638cm">
          <draw:text-box>
            <text:p text:style-name="P41">Les fonctionnalités de base de Docker permettent :</text:p>
            <text:p text:style-name="P41">- de construire des conteneurs très simplement et de les faire communiquer sur</text:p>
            <text:p text:style-name="P41">une même machine hôte avec des pré-étapes de configuration. <text:s/></text:p>
          </draw:text-box>
        </draw:frame>
        <draw:frame draw:style-name="gr65" draw:text-style-name="P42" draw:layer="layout" svg:width="23.138cm" svg:height="2.384cm" svg:x="2.029cm" svg:y="17.138cm">
          <draw:text-box>
            <text:p text:style-name="P41">Les fonctionnalités <text:span text:style-name="T24">de </text:span><text:span text:style-name="T24">base</text:span> de Docker ne permettent pas:</text:p>
            <text:p text:style-name="P41">- de déployer une application répartie sur plusieurs machines hôtes en une ligne </text:p>
            <text:p text:style-name="P41">de commande.</text:p>
          </draw:text-box>
        </draw:frame>
        <draw:frame draw:style-name="gr66" draw:text-style-name="P42" draw:layer="layout" svg:width="21.203cm" svg:height="0.962cm" svg:x="2.029cm" svg:y="19.238cm">
          <draw:text-box>
            <text:p text:style-name="P41">docker-compose, docker-swarm et les réseaux overlay, <text:s/>docker-machine. </text:p>
          </draw:text-box>
        </draw:frame>
        <draw:custom-shape draw:style-name="gr67" draw:text-style-name="P38" draw:layer="layout" svg:width="1.8cm" svg:height="0.8cm" svg:x="22.9cm" svg:y="6.9cm">
          <text:p text:style-name="P9"><text:span text:style-name="T10">scratch</text:span></text:p>
          <draw:enhanced-geometry svg:viewBox="0 0 21600 21600" draw:type="rectangle" draw:enhanced-path="M 0 0 L 21600 0 21600 21600 0 21600 0 0 Z N"/>
        </draw:custom-shape>
        <draw:line draw:style-name="gr68" draw:text-style-name="P39" draw:layer="layout" svg:x1="21cm" svg:y1="7.8cm" svg:x2="22.9cm" svg:y2="7.3cm">
          <text:p text:style-name="P9"><text:span text:style-name="T22">FROM</text:span></text:p>
          <text:p text:style-name="P9"><text:span text:style-name="T6"/></text:p>
        </draw:lin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r-</text:span><text:span text:style-name="T3">compose : </text:span></text:p>
          </draw:text-box>
        </draw:frame>
        <draw:frame draw:style-name="gr69" draw:text-style-name="P43" draw:layer="layout" svg:width="10.522cm" svg:height="14.817cm" svg:x="2cm" svg:y="4.8cm">
          <draw:text-box>
            <text:p text:style-name="P9"><text:span text:style-name="T5">docker-compose.yml</text:span></text:p>
            <text:p text:style-name="P9"><text:span text:style-name="T5"/></text:p>
            <text:p><text:span text:style-name="T6">version: '2'</text:span></text:p>
            <text:p><text:span text:style-name="T6"/></text:p>
            <text:p><text:span text:style-name="T25">services:</text:span></text:p>
            <text:p><text:span text:style-name="T6"><text:s text:c="3"/></text:span><text:span text:style-name="T26">db:</text:span></text:p>
            <text:p><text:span text:style-name="T6"><text:s text:c="5"/></text:span><text:span text:style-name="T6">image: mysql:5.7</text:span></text:p>
            <text:p><text:span text:style-name="T6"><text:s text:c="5"/></text:span><text:span text:style-name="T6">volumes:</text:span></text:p>
            <text:p><text:span text:style-name="T6"><text:s text:c="7"/></text:span><text:span text:style-name="T6">- db_data:/var/lib/mysql</text:span></text:p>
            <text:p><text:span text:style-name="T6"><text:s text:c="5"/></text:span><text:span text:style-name="T6">restart: always</text:span></text:p>
            <text:p><text:span text:style-name="T6"><text:s text:c="5"/></text:span><text:span text:style-name="T6">environment:</text:span></text:p>
            <text:p><text:span text:style-name="T6"><text:s text:c="7"/></text:span><text:span text:style-name="T6">MYSQL_ROOT_PASSWORD: </text:span><text:span text:style-name="T6">wordpress</text:span></text:p>
            <text:p><text:span text:style-name="T6"><text:s text:c="7"/></text:span><text:span text:style-name="T6">MYSQL_DATABASE: </text:span><text:span text:style-name="T6">wordpress</text:span></text:p>
            <text:p><text:span text:style-name="T6"><text:s text:c="7"/></text:span><text:span text:style-name="T6">MYSQL_USER: </text:span><text:span text:style-name="T6">wordpress</text:span></text:p>
            <text:p><text:span text:style-name="T6"><text:s text:c="7"/></text:span><text:span text:style-name="T6">MYSQL_PASSWORD: </text:span><text:span text:style-name="T6">wordpress</text:span></text:p>
            <text:p><text:span text:style-name="T6"/></text:p>
            <text:p><text:span text:style-name="T6"><text:s text:c="3"/></text:span><text:span text:style-name="T26">wordpress</text:span><text:span text:style-name="T27">:</text:span></text:p>
            <text:p><text:span text:style-name="T6"><text:s text:c="5"/></text:span><text:span text:style-name="T6">depends_on:</text:span></text:p>
            <text:p><text:span text:style-name="T6"><text:s text:c="7"/></text:span><text:span text:style-name="T6">- db</text:span></text:p>
            <text:p><text:span text:style-name="T6"><text:s text:c="5"/></text:span><text:span text:style-name="T6">image: wordpress:latest</text:span></text:p>
            <text:p><text:span text:style-name="T6"><text:s text:c="5"/></text:span><text:span text:style-name="T6">ports:</text:span></text:p>
            <text:p><text:span text:style-name="T6"><text:s text:c="7"/></text:span><text:span text:style-name="T6">- "8000:80"</text:span></text:p>
            <text:p><text:span text:style-name="T6"><text:s text:c="5"/></text:span><text:span text:style-name="T6">restart: always</text:span></text:p>
            <text:p><text:span text:style-name="T6"><text:s text:c="5"/></text:span><text:span text:style-name="T6">environment:</text:span></text:p>
            <text:p><text:span text:style-name="T6"><text:s text:c="7"/></text:span><text:span text:style-name="T6">WORDPRESS_DB_HOST: </text:span><text:span text:style-name="T26">db</text:span><text:span text:style-name="T6">:3306</text:span></text:p>
            <text:p><text:span text:style-name="T6"><text:s text:c="7"/></text:span><text:span text:style-name="T6">WORDPRESS_DB_PASSWOR</text:span><text:span text:style-name="T6">D: wordpress</text:span></text:p>
            <text:p><text:span text:style-name="T25">volumes:</text:span></text:p>
            <text:p><text:span text:style-name="T6"><text:s text:c="4"/></text:span><text:span text:style-name="T6">db_data:</text:span></text:p>
          </draw:text-box>
        </draw:frame>
        <draw:frame draw:style-name="gr70" draw:text-style-name="P5" draw:layer="layout" svg:width="19.793cm" svg:height="0.962cm" svg:x="1.4cm" svg:y="2.8cm">
          <draw:text-box>
            <text:p>Sur Linux docker-compose nécessite une installation supplémentaire</text:p>
          </draw:text-box>
        </draw:frame>
        <draw:frame draw:style-name="gr71" draw:text-style-name="P5" draw:layer="layout" svg:width="14.451cm" svg:height="6.48cm" svg:x="13.2cm" svg:y="4.819cm">
          <draw:text-box>
            <text:p>Docker-compose, dans un seul fichier, permet de:</text:p>
            <text:p/>
            <text:p><text:span text:style-name="T6">- définir toutes la configuration </text:span><text:span text:style-name="T6">de « lien » entre les</text:span></text:p>
            <text:p><text:span text:style-name="T6">conteneur (ip des services </text:span><text:span text:style-name="T6">dans le network, volumes </text:span><text:span text:style-name="T6">partagés, </text:span><text:span text:style-name="T25">etc.</text:span><text:span text:style-name="T6">)</text:span></text:p>
            <text:p><text:span text:style-name="T6"/></text:p>
            <text:p><text:span text:style-name="T6">- attribuer les ressources aux </text:span><text:span text:style-name="T6">conteneurs</text:span></text:p>
            <text:p><text:span text:style-name="T6"/></text:p>
            <text:p><text:span text:style-name="T6">- et plein d’autres choses...</text:span></text:p>
          </draw:text-box>
        </draw:frame>
        <draw:frame draw:style-name="gr72" draw:text-style-name="P5" draw:layer="layout" svg:width="13.21cm" svg:height="2.939cm" svg:x="13.59cm" svg:y="10.927cm">
          <draw:text-box>
            <text:p>En une ligne de commande je peux déployer </text:p>
            <text:p>un wordpress en local sans écrire de script :</text:p>
            <text:p text:style-name="P9"><text:span text:style-name="T28"/></text:p>
            <text:p text:style-name="P9"><text:span text:style-name="T29">docker-compose up</text:span></text:p>
          </draw:text-box>
        </draw:frame>
        <draw:frame draw:style-name="gr73" draw:text-style-name="P42" draw:layer="layout" svg:width="13.249cm" svg:height="3.191cm" svg:x="13.57cm" svg:y="16.238cm">
          <draw:text-box>
            <text:p text:style-name="P41">Pour le moment tous les conteneurs sont sur la </text:p>
            <text:p text:style-name="P41">même machine. </text:p>
            <text:p text:style-name="P41">Pour déployer des conteneurs communiquant sur</text:p>
            <text:p text:style-name="P41">des machines différentes je dois utiliser docker swarm</text:p>
            <text:p text:style-name="P41">et les réseaux « overlay ».</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r </text:span><text:span text:style-name="T3">swarm : </text:span></text:p>
          </draw:text-box>
        </draw:frame>
        <draw:frame draw:style-name="gr70" draw:text-style-name="P5" draw:layer="layout" svg:width="23.049cm" svg:height="0.962cm" svg:x="1.4cm" svg:y="2.338cm">
          <draw:text-box>
            <text:p>La gestion des swarms (essaims) fait partie des commandes de base de docker.</text:p>
          </draw:text-box>
        </draw:frame>
        <draw:custom-shape draw:style-name="gr74" draw:text-style-name="P9" draw:layer="layout" svg:width="8cm" svg:height="12.9cm" svg:x="0.8cm" svg:y="5.3cm">
          <text:p text:style-name="P9">123.1.2.3.4</text:p>
          <text:p text:style-name="P9">(manager <text:span text:style-name="T30">&amp; worker</text:span>)</text:p>
          <draw:enhanced-geometry svg:viewBox="0 0 21600 21600" draw:type="rectangle" draw:enhanced-path="M 0 0 L 21600 0 21600 21600 0 21600 0 0 Z N"/>
        </draw:custom-shape>
        <draw:custom-shape draw:style-name="gr75" draw:text-style-name="P9" draw:layer="layout" svg:width="8cm" svg:height="11.9cm" svg:x="10.2cm" svg:y="5.3cm">
          <text:p text:style-name="P9">231.5.6.7.8</text:p>
          <text:p text:style-name="P9">(worker1)</text:p>
          <draw:enhanced-geometry svg:viewBox="0 0 21600 21600" draw:type="rectangle" draw:enhanced-path="M 0 0 L 21600 0 21600 21600 0 21600 0 0 Z N"/>
        </draw:custom-shape>
        <draw:custom-shape draw:style-name="gr75" draw:text-style-name="P9" draw:layer="layout" svg:width="8cm" svg:height="11.9cm" svg:x="19.4cm" svg:y="5.3cm">
          <text:p text:style-name="P9">312.9.0.1.2</text:p>
          <text:p text:style-name="P9">(worker2)</text:p>
          <draw:enhanced-geometry svg:viewBox="0 0 21600 21600" draw:type="rectangle" draw:enhanced-path="M 0 0 L 21600 0 21600 21600 0 21600 0 0 Z N"/>
        </draw:custom-shape>
        <draw:custom-shape draw:style-name="gr76" draw:text-style-name="P28" draw:layer="layout" svg:width="6.4cm" svg:height="1.2cm" svg:x="1.6cm" svg:y="7.5cm">
          <text:p text:style-name="P9"><text:span text:style-name="T13"><text:s/></text:span><text:span text:style-name="T13">docker </text:span><text:span text:style-name="T19">swarm</text:span><text:span text:style-name="T13"> </text:span><text:span text:style-name="T19">init</text:span><text:span text:style-name="T13"> \ <text:s/></text:span></text:p>
          <text:p text:style-name="P9"><text:span text:style-name="T13">--</text:span><text:span text:style-name="T13">advertis</text:span><text:span text:style-name="T13">e-addr </text:span><text:span text:style-name="T13">123.1.2.</text:span><text:span text:style-name="T13">3.4</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77" draw:text-style-name="P45" draw:layer="layout" svg:width="6.977cm" svg:height="1.273cm" svg:x="1.423cm" svg:y="9.127cm">
          <draw:text-box>
            <text:p text:style-name="P44"><text:span text:style-name="T24">docker swarm join \</text:span></text:p>
            <text:p text:style-name="P44"><text:span text:style-name="T24"><text:s text:c="4"/></text:span><text:span text:style-name="T24">--token abcd </text:span><text:span text:style-name="T19">123.1.2.3.4</text:span><text:span text:style-name="T24">:2377</text:span></text:p>
          </draw:text-box>
        </draw:frame>
        <draw:line draw:style-name="gr59" draw:text-style-name="P11" draw:layer="layout" svg:x1="4.5cm" svg:y1="8.7cm" svg:x2="4.5cm" svg:y2="9.4cm">
          <text:p text:style-name="P9"/>
          <text:p text:style-name="P9"/>
        </draw:line>
        <draw:custom-shape draw:style-name="gr78" draw:text-style-name="P47" draw:layer="layout" svg:width="6.6cm" svg:height="1.2cm" svg:x="10.8cm" svg:y="7.5cm">
          <text:p text:style-name="P46"><text:span text:style-name="T21">docker </text:span><text:span text:style-name="T19">swarm</text:span><text:span text:style-name="T21"> </text:span><text:span text:style-name="T19">join</text:span><text:span text:style-name="T21"> \</text:span></text:p>
          <text:p text:style-name="P46"><text:span text:style-name="T31"><text:s text:c="4"/></text:span><text:span text:style-name="T31">--token abcd </text:span><text:span text:style-name="T21">123.1.2.3.4</text:span><text:span text:style-name="T31">: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8" draw:text-style-name="P47" draw:layer="layout" svg:width="6.6cm" svg:height="1.2cm" svg:x="20.2cm" svg:y="7.5cm">
          <text:p text:style-name="P46"><text:span text:style-name="T21">docker </text:span><text:span text:style-name="T19">swarm</text:span><text:span text:style-name="T21"> </text:span><text:span text:style-name="T19">join</text:span><text:span text:style-name="T21"> \</text:span></text:p>
          <text:p text:style-name="P46"><text:span text:style-name="T31"><text:s text:c="4"/></text:span><text:span text:style-name="T31">--token abcd </text:span><text:span text:style-name="T21">123.1.2.3.4</text:span><text:span text:style-name="T31">: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6.4cm" svg:y1="9.4cm" svg:x2="10.8cm" svg:y2="8.1cm">
          <text:p/>
        </draw:line>
        <draw:line draw:style-name="gr10" draw:text-style-name="P11" draw:layer="layout" svg:x1="8.2cm" svg:y1="10cm" svg:x2="20.2cm" svg:y2="8.5cm">
          <text:p/>
        </draw:line>
        <draw:custom-shape draw:style-name="gr79" draw:text-style-name="P48" draw:layer="layout" svg:width="26.6cm" svg:height="0.7cm" svg:x="0.8cm" svg:y="4.4cm">
          <text:p text:style-name="P37"><text:span text:style-name="T10">ReseauMultiHost (10.0.9.0/24) (local au </text:span><text:span text:style-name="T10">cluster et optionnel)</text:span></text:p>
          <draw:enhanced-geometry svg:viewBox="0 0 21600 21600" draw:type="rectangle" draw:enhanced-path="M 0 0 L 21600 0 21600 21600 0 21600 0 0 Z N"/>
        </draw:custom-shape>
        <draw:custom-shape draw:style-name="gr80" draw:text-style-name="P50" draw:layer="layout" svg:width="6.4cm" svg:height="2cm" svg:x="1.5cm" svg:y="10.7cm">
          <text:p text:style-name="P37"><text:span text:style-name="T10"><text:s/></text:span><text:span text:style-name="T10">docker network create \</text:span></text:p>
          <text:p text:style-name="P49"><text:span text:style-name="T10"><text:s text:c="2"/></text:span><text:span text:style-name="T10">--driver overlay \</text:span></text:p>
          <text:p text:style-name="P49"><text:span text:style-name="T10"><text:s text:c="2"/></text:span><text:span text:style-name="T10">--subnet 10.0.9.0/24 \</text:span></text:p>
          <text:p text:style-name="P49"><text:span text:style-name="T10"><text:s text:c="2"/></text:span><text:span text:style-name="T11">reseauMultiHos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1" draw:text-style-name="P51" draw:layer="layout" svg:width="26.6cm" svg:height="0.7cm" svg:x="0.8cm" svg:y="3.6cm">
          <text:p text:style-name="P37"><text:span text:style-name="T10">Ingress </text:span><text:span text:style-name="T10">network </text:span><text:span text:style-name="T10">(dns par </text:span><text:span text:style-name="T10">défaut </text:span><text:span text:style-name="T10">local </text:span><text:span text:style-name="T10">au cluster) </text:span></text:p>
          <draw:enhanced-geometry svg:viewBox="0 0 21600 21600" draw:type="rectangle" draw:enhanced-path="M 0 0 L 21600 0 21600 21600 0 21600 0 0 Z N"/>
        </draw:custom-shape>
        <draw:custom-shape draw:style-name="gr82" draw:text-style-name="P50" draw:layer="layout" svg:width="7.2cm" svg:height="2cm" svg:x="1.2cm" svg:y="13.1cm">
          <text:p><text:span text:style-name="T10">docker </text:span><text:span text:style-name="T11">service</text:span><text:span text:style-name="T10"> create </text:span><text:span text:style-name="T11">--replicas 2</text:span><text:span text:style-name="T10"> \</text:span></text:p>
          <text:p><text:span text:style-name="T10">--network </text:span><text:span text:style-name="T11">reseauMultiHost</text:span><text:span text:style-name="T10"> \</text:span></text:p>
          <text:p><text:span text:style-name="T10">--name </text:span><text:span text:style-name="T11">tomcatServ</text:span><text:span text:style-name="T10"> </text:span><text:span text:style-name="T11">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3" draw:text-style-name="P30" draw:layer="layout" svg:width="5cm" svg:height="1.9cm" svg:x="11.8cm" svg:y="11cm">
          <text:p text:style-name="P9"><text:span text:style-name="T9">cont123</text:span></text:p>
          <text:p text:style-name="P37"><text:span text:style-name="T32">10.0.9.3:8080</text:span></text:p>
          <text:p text:style-name="P37"><text:span text:style-name="T33">tomcatServ:8080</text:span></text:p>
          <draw:enhanced-geometry svg:viewBox="0 0 21600 21600" draw:type="rectangle" draw:enhanced-path="M 0 0 L 21600 0 21600 21600 0 21600 0 0 Z N"/>
        </draw:custom-shape>
        <draw:custom-shape draw:style-name="gr83" draw:text-style-name="P30" draw:layer="layout" svg:width="5cm" svg:height="1.9cm" svg:x="21cm" svg:y="11cm">
          <text:p text:style-name="P9"><text:span text:style-name="T9">cont456</text:span></text:p>
          <text:p text:style-name="P37"><text:span text:style-name="T32">10.0.9.4:8080</text:span></text:p>
          <text:p text:style-name="P37"><text:span text:style-name="T33">tomcatServ:8080</text:span></text:p>
          <draw:enhanced-geometry svg:viewBox="0 0 21600 21600" draw:type="rectangle" draw:enhanced-path="M 0 0 L 21600 0 21600 21600 0 21600 0 0 Z N"/>
        </draw:custom-shape>
        <draw:line draw:style-name="gr10" draw:text-style-name="P11" draw:layer="layout" svg:x1="8.4cm" svg:y1="13.1cm" svg:x2="11.4cm" svg:y2="12.2cm">
          <text:p/>
        </draw:line>
        <draw:line draw:style-name="gr10" draw:text-style-name="P11" draw:layer="layout" svg:x1="8.6cm" svg:y1="13.8cm" svg:x2="20.8cm" svg:y2="12.8cm">
          <text:p/>
        </draw:line>
        <draw:custom-shape draw:style-name="gr84" draw:text-style-name="P50" draw:layer="layout" svg:width="7.2cm" svg:height="2.499cm" svg:x="1.201cm" svg:y="15.401cm">
          <text:p><text:span text:style-name="T10">docker </text:span><text:span text:style-name="T11">service</text:span><text:span text:style-name="T10"> </text:span><text:span text:style-name="T10">create</text:span></text:p>
          <text:p><text:span text:style-name="T10">--publish </text:span><text:span text:style-name="T11">5000:80 </text:span><text:span text:style-name="T34">\</text:span></text:p>
          <text:p><text:span text:style-name="T10">--network </text:span><text:span text:style-name="T11">reseauMult</text:span><text:span text:style-name="T11">iHost</text:span><text:span text:style-name="T10"> \</text:span></text:p>
          <text:p><text:span text:style-name="T10">--name </text:span><text:span text:style-name="T11">apacheSer</text:span><text:span text:style-name="T11">v</text:span><text:span text:style-name="T10"> </text:span><text:span text:style-name="T11">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5" draw:text-style-name="P30" draw:layer="layout" svg:width="5cm" svg:height="3.7cm" svg:x="21cm" svg:y="13.1cm">
          <text:p text:style-name="P9"><text:span text:style-name="T9">cont789</text:span></text:p>
          <text:p text:style-name="P37"><text:span text:style-name="T32">10.0.9.3:80</text:span></text:p>
          <text:p text:style-name="P37"><text:span text:style-name="T33">apacheServt:80</text:span></text:p>
          <text:p text:style-name="P37"><text:span text:style-name="T33"/></text:p>
          <text:p text:style-name="P9"><text:span text:style-name="T35">123.1.2.3.4:5000</text:span></text:p>
          <text:p text:style-name="P9"><text:span text:style-name="T35">231.5.6.7.8:5000</text:span></text:p>
          <text:p text:style-name="P9"><text:span text:style-name="T35">312.9.0.1.2:5000</text:span></text:p>
          <draw:enhanced-geometry svg:viewBox="0 0 21600 21600" draw:type="rectangle" draw:enhanced-path="M 0 0 L 21600 0 21600 21600 0 21600 0 0 Z N"/>
        </draw:custom-shape>
        <draw:frame draw:style-name="gr86" draw:text-style-name="P53" draw:layer="layout" svg:width="12.6cm" svg:height="2.147cm" svg:x="0.2cm" svg:y="18cm">
          <draw:text-box>
            <text:p text:style-name="P52"/>
            <text:p text:style-name="P52"><text:s text:c="4"/>Port 7946 TCP/UDP for container network discovery.</text:p>
            <text:p text:style-name="P52"><text:s text:c="4"/>Port 4789 UDP for the container ingress network.</text:p>
            <text:p text:style-name="P52"/>
          </draw:text-box>
        </draw:frame>
        <draw:line draw:style-name="gr10" draw:text-style-name="P11" draw:layer="layout" svg:x1="8.6cm" svg:y1="16.344cm" svg:x2="20.8cm" svg:y2="15.344cm">
          <text:p/>
        </draw:line>
        <draw:custom-shape draw:style-name="gr87" draw:text-style-name="P11" draw:layer="layout" svg:width="4cm" svg:height="1.6cm" svg:x="21.6cm" svg:y="15cm">
          <text:p/>
          <draw:enhanced-geometry svg:viewBox="0 0 21600 21600" draw:type="rectangle" draw:enhanced-path="M 0 0 L 21600 0 21600 21600 0 21600 0 0 Z N"/>
        </draw:custom-shape>
        <draw:custom-shape draw:style-name="gr88" draw:text-style-name="P54" draw:layer="layout" svg:width="0.8cm" svg:height="2.4cm" svg:x="23.2cm" svg:y="16.6cm">
          <text:p text:style-name="P9">Requêtes depuis l’extérieu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56" draw:layer="layout" svg:width="10.268cm" svg:height="0.806cm" svg:x="17.629cm" svg:y="19.138cm">
          <draw:text-box>
            <text:p text:style-name="P55">Le port est publié sur l’ensemble des nœud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r stack </text:span></text:p>
          </draw:text-box>
        </draw:frame>
        <draw:frame draw:style-name="gr69" draw:text-style-name="P43" draw:layer="layout" svg:width="11.957cm" svg:height="16.75cm" svg:x="1cm" svg:y="3.8cm">
          <draw:text-box>
            <text:p text:style-name="P9"><text:span text:style-name="T5">docker-stack.yml (extrait)</text:span></text:p>
            <text:p><text:span text:style-name="T36">services</text:span><text:span text:style-name="T6">:</text:span></text:p>
            <text:p><text:span text:style-name="T6">[...]</text:span></text:p>
            <text:p><text:span text:style-name="T6"><text:s text:c="2"/></text:span><text:span text:style-name="T26">db</text:span><text:span text:style-name="T6">:</text:span></text:p>
            <text:p><text:span text:style-name="T6"><text:s text:c="4"/></text:span><text:span text:style-name="T6">image: postgres:9.4</text:span></text:p>
            <text:p><text:span text:style-name="T6"><text:s text:c="4"/></text:span><text:span text:style-name="T6">volumes:</text:span></text:p>
            <text:p><text:span text:style-name="T6"><text:s text:c="6"/></text:span><text:span text:style-name="T6">- db-data:/var/lib/postgresql/data</text:span></text:p>
            <text:p><text:span text:style-name="T6"><text:s text:c="4"/></text:span><text:span text:style-name="T6">networks:</text:span></text:p>
            <text:p><text:span text:style-name="T6"><text:s text:c="6"/></text:span><text:span text:style-name="T6">- backend</text:span></text:p>
            <text:p><text:span text:style-name="T6"><text:s text:c="4"/></text:span><text:span text:style-name="T6">deploy:</text:span></text:p>
            <text:p><text:span text:style-name="T6"><text:s text:c="6"/></text:span><text:span text:style-name="T6">placement:</text:span></text:p>
            <text:p><text:span text:style-name="T6"><text:s text:c="8"/></text:span><text:span text:style-name="T6">constraints: [node.role == manager]</text:span></text:p>
            <text:p><text:span text:style-name="T6"><text:s text:c="2"/></text:span><text:span text:style-name="T26">vote</text:span><text:span text:style-name="T6">:</text:span></text:p>
            <text:p><text:span text:style-name="T6"><text:s text:c="4"/></text:span><text:span text:style-name="T6">image: dockersamples/examplevotingapp_vote:before</text:span></text:p>
            <text:p><text:span text:style-name="T6"><text:s text:c="4"/></text:span><text:span text:style-name="T6">ports:</text:span></text:p>
            <text:p><text:span text:style-name="T6"><text:s text:c="6"/></text:span><text:span text:style-name="T6">- 5000:80</text:span></text:p>
            <text:p><text:span text:style-name="T6"><text:s text:c="4"/></text:span><text:span text:style-name="T6">networks:</text:span></text:p>
            <text:p><text:span text:style-name="T6"><text:s text:c="6"/></text:span><text:span text:style-name="T6">- frontend</text:span></text:p>
            <text:p><text:span text:style-name="T6"><text:s text:c="4"/></text:span><text:span text:style-name="T6">depends_on:</text:span></text:p>
            <text:p><text:span text:style-name="T6"><text:s text:c="6"/></text:span><text:span text:style-name="T6">- redis</text:span></text:p>
            <text:p><text:span text:style-name="T6"><text:s text:c="4"/></text:span><text:span text:style-name="T6">deploy:</text:span></text:p>
            <text:p><text:span text:style-name="T6"><text:s text:c="6"/></text:span><text:span text:style-name="T6">replicas: 2</text:span></text:p>
            <text:p><text:span text:style-name="T6"><text:s text:c="6"/></text:span><text:span text:style-name="T6">update_config:</text:span></text:p>
            <text:p><text:span text:style-name="T6"><text:s text:c="8"/></text:span><text:span text:style-name="T6">parallelism: 2</text:span></text:p>
            <text:p><text:span text:style-name="T6"><text:s text:c="6"/></text:span><text:span text:style-name="T6">restart_policy:</text:span></text:p>
            <text:p><text:span text:style-name="T6"><text:s text:c="8"/></text:span><text:span text:style-name="T6">condition: on-failure</text:span></text:p>
            <text:p><text:span text:style-name="T6">[...]</text:span></text:p>
            <text:p><text:span text:style-name="T36">networks</text:span><text:span text:style-name="T6">:</text:span></text:p>
            <text:p><text:span text:style-name="T6"><text:s text:c="2"/></text:span><text:span text:style-name="T6">frontend:</text:span></text:p>
            <text:p><text:span text:style-name="T6"><text:s text:c="2"/></text:span><text:span text:style-name="T6">backend:</text:span></text:p>
            <text:p><text:span text:style-name="T36">volumes</text:span><text:span text:style-name="T6">:</text:span></text:p>
            <text:p><text:span text:style-name="T6">db-data:</text:span></text:p>
          </draw:text-box>
        </draw:frame>
        <draw:frame draw:style-name="gr89" draw:text-style-name="P56" draw:layer="layout" svg:width="27.511cm" svg:height="1.199cm" svg:x="0.3cm" svg:y="2.5cm">
          <draw:text-box>
            <text:p text:style-name="P55">A l’instar de docker-compose, docker stack permet de déployer des service au sein d’un cluster grâce à des fichier «<text:span text:style-name="T37"> yml </text:span>» </text:p>
          </draw:text-box>
        </draw:frame>
        <draw:frame draw:style-name="gr90" draw:text-style-name="P5" draw:layer="layout" svg:width="14.586cm" svg:height="5.257cm" svg:x="13.2cm" svg:y="4.219cm">
          <draw:text-box>
            <text:p>docker stack, dans un seul fichier, permet de:</text:p>
            <text:p/>
            <text:p><text:span text:style-name="T6">- définir toutes la configuration des services au sein du cluster</text:span></text:p>
            <text:p><text:span text:style-name="T6"/></text:p>
            <text:p><text:span text:style-name="T6">- attribuer les ressources aux </text:span><text:span text:style-name="T25">services</text:span></text:p>
            <text:p><text:span text:style-name="T25"/></text:p>
            <text:p><text:span text:style-name="T38">- </text:span><text:span text:style-name="T26">ATTENTION</text:span><text:span text:style-name="T38"> : Contrairement au mapping des ports, les volumes ne </text:span></text:p>
            <text:p><text:span text:style-name="T38">concernent pas l’ensemble du cluster mais juste le manager.</text:span></text:p>
            <text:p><text:span text:style-name="T38">Les données sont conservées d’un déploiement à l’autre.</text:span></text:p>
          </draw:text-box>
        </draw:frame>
        <draw:frame draw:style-name="gr72" draw:text-style-name="P5" draw:layer="layout" svg:width="13.261cm" svg:height="2.858cm" svg:x="13.59cm" svg:y="10.427cm">
          <draw:text-box>
            <text:p>En une ligne de commande je peux déployer </text:p>
            <text:p>une application répartie dans un cluster :</text:p>
            <text:p text:style-name="P9"><text:span text:style-name="T29"/></text:p>
            <text:p text:style-name="P9"><text:span text:style-name="T39">docker stack deploy </text:span><text:span text:style-name="T39">--compose-file docker-</text:span><text:span text:style-name="T39">stack.yml monAppli</text:span></text:p>
          </draw:text-box>
        </draw:frame>
        <draw:frame draw:style-name="gr73" draw:text-style-name="P42" draw:layer="layout" svg:width="14.646cm" svg:height="3.779cm" svg:x="13.07cm" svg:y="14.838cm">
          <draw:text-box>
            <text:p text:style-name="P41">Pour le moment je dois à créer les machines de mon cluster</text:p>
            <text:p text:style-name="P41">et installer docker sur chacune d’elles. A la main.</text:p>
            <text:p text:style-name="P41"/>
            <text:p text:style-name="P41">docker-machine permet de créer et gérer des machines</text:p>
            <text:p text:style-name="P41">virtuelles sur mon poste local ou directement sur </text:p>
            <text:p text:style-name="P41">les fournisseurs de cloud afin de construire mon essaim</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Des machines contenant docker peuvent être créer simplement grace à docker-machine</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Intégration </text:span><text:span text:style-name="T3">de docker </text:span><text:span text:style-name="T3">swarm à </text:span><text:span text:style-name="T3">docker-</text:span><text:span text:style-name="T3">compose : </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7T13:06:33.966998425</dc:date>
    <meta:editing-duration>P7DT12H46M</meta:editing-duration>
    <meta:editing-cycles>98</meta:editing-cycles>
    <meta:document-statistic meta:object-count="233"/>
  </office:meta>
</office:document-meta>
</file>